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562*"/>
    </style:style>
    <style:style style:name="表13.B" style:family="table-column">
      <style:table-column-properties style:column-width="16.009cm" style:rel-column-width="9076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562*"/>
    </style:style>
    <style:style style:name="表14.B" style:family="table-column">
      <style:table-column-properties style:column-width="16.009cm" style:rel-column-width="9076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562*"/>
    </style:style>
    <style:style style:name="表15.B" style:family="table-column">
      <style:table-column-properties style:column-width="16.009cm" style:rel-column-width="9076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3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73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74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75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76" style:family="paragraph" style:parent-style-name="Table_20_Contents" style:list-style-name="L3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77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281551250680294889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0"><text:span text:style-name="T4">#_ </text:span>“二酸化炭素 固定”</text:p>
                </text:list-item>
                <text:list-item>
                  <text:p text:style-name="P20">“<text:span text:style-name="T6">二酸化炭素 光合成 固定量</text:span>”</text:p>
                  <text:list>
                    <text:list-item>
                      <text:p text:style-name="P20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0">#1<text:tab/>“14kgです”</text:p>
                        </text:list-item>
                        <text:list-item>
                          <text:p text:style-name="P20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/>
            </text:list-item>
          </text:list>
        </text:list-item>
      </text:list>
      <text:p text:style-name="P4"><text:soft-page-break/>[next]</text:p>
      <text:list xml:id="list7207752193466591827" text:style-name="L2">
        <text:list-item>
          <text:p text:style-name="P21">TASK : q-1 (37#20_9~.[CO2].ods)</text:p>
        </text:list-item>
      </text:list>
      <text:p text:style-name="P4">[further]</text:p>
      <text:list xml:id="list3906270631932328701" text:style-name="L3">
        <text:list-header>
          <text:p text:style-name="P56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2902781038403327336" text:style-name="L4">
        <text:list-item>
          <text:p text:style-name="P22">REVIEW </text:p>
        </text:list-item>
        <text:list-item>
          <text:p text:style-name="P22">TASK-1 : q-1</text:p>
          <text:list>
            <text:list-item>
              <text:p text:style-name="P22">T-1.1<text:span text:style-name="T6">　</text:span></text:p>
              <text:list>
                <text:list-item>
                  <text:p text:style-name="P22">search : <text:span text:style-name="T6">植林 本数</text:span></text:p>
                </text:list-item>
                <text:list-item>
                  <text:p text:style-name="P22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47">#1<text:tab/>“昭和62年春植における１ha当り植栽本数は”</text:p>
                    </text:list-item>
                    <text:list-item>
                      <text:p text:style-name="P22">==&gt;</text:p>
                    </text:list-item>
                  </text:list>
                </text:list-item>
                <text:list-item>
                  <text:p text:style-name="P22">search : <text:span text:style-name="T6">日本 自動車保有数</text:span> </text:p>
                  <text:list>
                    <text:list-item>
                      <text:p text:style-name="P22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2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</text:p>
                  <text:list>
                    <text:list-item>
                      <text:p text:style-name="P22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2">search </text:p>
                  <text:list>
                    <text:list-item>
                      <text:p text:style-name="P22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2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“<text:span text:style-name="T6">日本 CO2 内訳</text:span>”</text:p>
                  <text:list>
                    <text:list-item>
                      <text:p text:style-name="P22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2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8741280680884433860" text:style-name="L5">
        <text:list-item>
          <text:p text:style-name="P23">TASK : search</text:p>
          <text:list>
            <text:list-item>
              <text:p text:style-name="P53">https://duckduckgo.com/?ia=web<text:tab/>二酸化炭素 固定化</text:p>
            </text:list-item>
          </text:list>
        </text:list-item>
      </text:list>
      <text:p text:style-name="P4">[further]</text:p>
      <text:list xml:id="list7657174375489274987" text:style-name="L6">
        <text:list-item>
          <text:p text:style-name="P57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819591392433230275" text:style-name="L7">
        <text:list-item>
          <text:p text:style-name="P24">REVIEW </text:p>
        </text:list-item>
        <text:list-item>
          <text:p text:style-name="P24">TASK-1 : q-3</text:p>
          <text:list>
            <text:list-item>
              <text:list>
                <text:list-item>
                  <text:p text:style-name="P77">search</text:p>
                  <text:list>
                    <text:list-item>
                      <text:p text:style-name="P54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4">T-1.1 : tech-1</text:p>
              <text:list>
                <text:list-item>
                  <text:p text:style-name="P24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4">#1<text:tab/>日本では、2007年度の</text:p>
                    </text:list-item>
                    <text:list-item>
                      <text:p text:style-name="P24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3241306419190933490" text:style-name="L8">
              <text:list-item>
                <text:list>
                  <text:list-item>
                    <text:p text:style-name="P25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93</dc:date><text:p text:style-name="P78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1828589615016843280" text:style-name="L9">
              <text:list-item>
                <text:p text:style-name="P26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48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48"><text:soft-page-break/>m1における、火力発電所が占める割合が、100%とする（θ1）</text:p>
              </text:list-item>
              <text:list-item>
                <text:p text:style-name="P48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2407354251877400385" text:style-name="L10">
        <text:list-item>
          <text:p text:style-name="P27">TASK<text:span text:style-name="T6"> : q-3 (cont.)</text:span></text:p>
          <text:list>
            <text:list-item>
              <text:p text:style-name="P27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49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4469522120134095898" text:style-name="L11">
        <text:list-item>
          <text:p text:style-name="P28"><text:span text:style-name="T4">#_ </text:span>REVIEW </text:p>
        </text:list-item>
        <text:list-item>
          <text:p text:style-name="P28">TASK-1</text:p>
          <text:list>
            <text:list-item>
              <text:p text:style-name="P28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50"><text:soft-page-break/>“CO2固定技術には様々な”</text:p>
                </text:list-item>
                <text:list-item>
                  <text:p text:style-name="P50"><text:span text:style-name="T4">#_ </text:span>#2<text:tab/>“排ガスをCO2を選択的に溶解できる” </text:p>
                </text:list-item>
                <text:list-item>
                  <text:p text:style-name="P50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8">TASK-2 : do-2</text:p>
          <text:list>
            <text:list-item>
              <text:p text:style-name="P28">split CO2 ==&gt; search</text:p>
              <text:list>
                <text:list-item>
                  <text:p text:style-name="P28">M-3</text:p>
                </text:list-item>
                <text:list-item>
                  <text:p text:style-name="P28">M-4 </text:p>
                  <text:list>
                    <text:list-item>
                      <text:list>
                        <text:list-item>
                          <text:p text:style-name="P2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8">#1<text:tab/>“The solution devised by a team ”</text:p>
                    </text:list-item>
                    <text:list-item>
                      <text:p text:style-name="P28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34461154109541461" text:style-name="L12">
        <text:list-item>
          <text:p text:style-name="P29">TASK : M-4, #2</text:p>
          <text:list>
            <text:list-item>
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9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1691842546344976231" text:style-name="L13">
        <text:list-item>
          <text:p text:style-name="P30">CO2 <text:span text:style-name="T6">膜分離　=&gt;　</text:span><office:annotation office:name="__Annotation__13048_1309051837"><dc:creator>iwabuchi ken</dc:creator><dc:date>2020-05-06T18:06:40.98</dc:date><text:p text:style-name="P78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3852992041479535051" text:style-name="L14">
        <text:list-item>
          <text:p text:style-name="P31">REVIEW </text:p>
        </text:list-item>
        <text:list-item>
          <text:p text:style-name="P31"><text:span text:style-name="T4">#_ </text:span>TASK-1 : M-4, #2</text:p>
          <text:list>
            <text:list-item>
              <text:p text:style-name="P31">#2<text:tab/>“That's why scientists have been working”</text:p>
              <text:list>
                <text:list-item>
                  <text:p text:style-name="P31">Marcel Schreier<text:tab/>:people </text:p>
                </text:list-item>
              </text:list>
            </text:list-item>
          </text:list>
        </text:list-item>
        <text:list-item>
          <text:p text:style-name="P31"><text:span text:style-name="T4">#_ </text:span>TASK-2 : M-5</text:p>
          <text:list>
            <text:list-item>
              <text:p text:style-name="P31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1">#1<text:tab/>“The activity of this catalyst”</text:p>
                  <text:list>
                    <text:list-item>
                      <text:p text:style-name="P31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5667427905342331" text:style-name="L15">
        <text:list-item>
          <text:p text:style-name="P32">TASK-1 : read docs ==&gt; M-6 ~</text:p>
        </text:list-item>
        <text:list-item>
          <text:p text:style-name="P32">TASK-2 : search ==&gt; “CO2 split” (<office:annotation office:name="__Annotation__18747_1668087087"><dc:creator>iwabuchi ken</dc:creator><dc:date>2020-05-09T18:16:24.01</dc:date><text:p text:style-name="P78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5156299563802808204" text:style-name="L16">
        <text:list-item>
          <text:p text:style-name="P58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2780907271773087307" text:style-name="L17">
        <text:list-item>
          <text:p text:style-name="P33">REVIEW </text:p>
        </text:list-item>
        <text:list-item>
          <text:p text:style-name="P33">TASK-1 : M-6</text:p>
          <text:list>
            <text:list-item>
              <text:p text:style-name="P33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260959" text:continue-numbering="true" text:style-name="L17">
          <text:list-item>
            <text:list>
              <text:list-item>
                <text:list>
                  <text:list-item>
                    <text:p text:style-name="P33">Michael Grätzel<text:tab/><text:tab/>:people</text:p>
                  </text:list-item>
                  <text:list-item>
                    <text:p text:style-name="P33">Grätzel cells<text:tab/><text:tab/>:w</text:p>
                  </text:list-item>
                  <text:list-item>
                    <text:p text:style-name="P33">Jingshan Luo<text:tab/>:p</text:p>
                  </text:list-item>
                </text:list>
              </text:list-item>
            </text:list>
          </text:list-item>
        </text:list>
      </text:section>
      <text:list xml:id="list35250430" text:continue-numbering="true" text:style-name="L17">
        <text:list-item>
          <text:list>
            <text:list-item>
              <text:list>
                <text:list-item>
                  <text:p text:style-name="P33">"oxygen evolution" reaction<text:tab/>:w</text:p>
                </text:list-item>
                <text:list-item>
                  <text:p text:style-name="P33">#2<text:tab/>“This is the first time “</text:p>
                </text:list-item>
              </text:list>
            </text:list-item>
          </text:list>
        </text:list-item>
        <text:list-item>
          <text:p text:style-name="P33">TASK-2 : M-9 :d-2</text:p>
          <text:list>
            <text:list-item>
              <text:p text:style-name="P33">#1<text:tab/>“One of the best studied”</text:p>
            </text:list-item>
            <text:list-item>
              <text:p text:style-name="P33">#2<text:tab/>“He put a layer of them”</text:p>
            </text:list-item>
            <text:list-item>
              <text:p text:style-name="P33">#3<text:tab/>“Graetzel’s team sought to”</text:p>
            </text:list-item>
            <text:list-item>
              <text:p text:style-name="P33">#4<text:tab/>“a record 13.4% of the energy”</text:p>
            </text:list-item>
            <text:list-item>
              <text:p text:style-name="P33">#5<text:tab/>“Nate Lewis,”</text:p>
            </text:list-item>
          </text:list>
        </text:list-item>
      </text:list>
      <text:p text:style-name="P4">[next]</text:p>
      <text:list xml:id="list4971374209574647420" text:style-name="L18">
        <text:list-item>
          <text:p text:style-name="P34">TASK : M-8</text:p>
          <text:list>
            <text:list-item>
              <text:p text:style-name="P34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9210456157535298766" text:style-name="L19">
        <text:list-item>
          <text:p text:style-name="P35">REVIEW </text:p>
        </text:list-item>
        <text:list-item>
          <text:p text:style-name="P35">TASK-1 : M-8<text:tab/>:d-1</text:p>
          <text:list>
            <text:list-item>
              <text:p text:style-name="P35">#1<text:tab/>“vacuum ultraviolet light”</text:p>
              <text:list>
                <text:list-item>
                  <text:p text:style-name="P35">VUV<text:tab/>:w</text:p>
                </text:list-item>
              </text:list>
            </text:list-item>
          </text:list>
        </text:list-item>
        <text:list-item>
          <text:p text:style-name="P35">TASK-2 : M-11 :d-2</text:p>
          <text:list>
            <text:list-item>
              <text:p text:style-name="P35">#1<text:tab/>“Whereas on a single atom”</text:p>
            </text:list-item>
            <text:list-item>
              <text:p text:style-name="P35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5">#2<text:tab/>“In addition to ”</text:p>
            </text:list-item>
            <text:list-item>
              <text:p text:style-name="P35">#3<text:tab/>“To get a closer look”</text:p>
            </text:list-item>
          </text:list>
        </text:list-item>
      </text:list>
      <text:p text:style-name="P4">[next]</text:p>
      <text:list xml:id="list195795054893146198" text:style-name="L20">
        <text:list-item>
          <text:p text:style-name="P36">TASK : M-11 : #3 “To get a closer look”</text:p>
          <text:list>
            <text:list-item>
              <text:p text:style-name="P36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6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6134594993969088417" text:style-name="L21">
        <text:list-item>
          <text:p text:style-name="P59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7958119469251346241" text:style-name="L22">
        <text:list-item>
          <text:p text:style-name="P37">REVIEW </text:p>
        </text:list-item>
        <text:list-item>
          <text:p text:style-name="P37"><text:span text:style-name="T4">#_ </text:span>TASK-1 : M-11 : #3 “To get a closer look” <text:s/>:d-1</text:p>
          <text:list>
            <text:list-item>
              <text:p text:style-name="P37">#3 “To get a closer look” </text:p>
              <text:list>
                <text:list-item>
                  <text:p text:style-name="P37">graphene<text:tab/>:w [20200514_144633</text:p>
                </text:list-item>
              </text:list>
            </text:list-item>
          </text:list>
        </text:list-item>
        <text:list-item>
          <text:p text:style-name="P37"><text:span text:style-name="T4">#_ </text:span>TASK-2 : M-12 :d-2</text:p>
          <text:list>
            <text:list-item>
              <text:p text:style-name="P37">#1<text:tab/>“Oxygen Production Rate”</text:p>
              <text:list>
                <text:list-item>
                  <text:p text:style-name="P37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7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896595322609877739" text:style-name="L23">
        <text:list-item>
          <text:p text:style-name="P60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5257503" text:continue-list="list8819591392433230275" text:style-name="L7">
        <text:list-item>
          <text:p text:style-name="P24">REVIEW </text:p>
        </text:list-item>
        <text:list-item>
          <text:p text:style-name="P24">TASK-1 : M-13<text:tab/>:d-1</text:p>
          <text:list>
            <text:list-item>
              <text:p text:style-name="P24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4">#3<text:tab/>本发明的解决方案是一种</text:p>
                  <text:list>
                    <text:list-item>
                      <text:p text:style-name="P24">尾气<text:tab/><text:tab/>:w</text:p>
                    </text:list-item>
                    <text:list-item>
                      <text:p text:style-name="P24">降解<text:tab/><text:tab/>:w</text:p>
                      <text:list>
                        <text:list-item>
                          <text:p text:style-name="P24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#4<text:tab/>在步骤c中进行下述化学反应</text:p>
                  <text:list>
                    <text:list-item>
                      <text:p text:style-name="P24">二次氧化<text:tab/><text:tab/>:w</text:p>
                    </text:list-item>
                  </text:list>
                </text:list-item>
                <text:list-item>
                  <text:p text:style-name="P24"><text:span text:style-name="T4">#_ </text:span>#5<text:tab/>在步骤d中进行 </text:p>
                </text:list-item>
                <text:list-item>
                  <text:p text:style-name="P24">#6<text:tab/>由于本发明在反应槽分解之前</text:p>
                </text:list-item>
              </text:list>
            </text:list-item>
            <text:list-item>
              <text:p text:style-name="P24"><text:span text:style-name="T4">#_ </text:span>M-13a<text:tab/><text:tab/>:d-2</text:p>
              <text:list>
                <text:list-item>
                  <text:p text:style-name="P24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4">#2<text:tab/>界面上反应元素的</text:p>
                      <text:list>
                        <text:list-item>
                          <text:p text:style-name="P24"><text:soft-page-break/>传质过程<text:tab/><text:tab/>:w</text:p>
                        </text:list-item>
                        <text:list-item>
                          <text:p text:style-name="P24">氧化焰<text:tab/><text:tab/>:w</text:p>
                        </text:list-item>
                      </text:list>
                    </text:list-item>
                    <text:list-item>
                      <text:p text:style-name="P24"/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4498490210532817254" text:style-name="L24">
        <text:list-item>
          <text:p text:style-name="P61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6213043849619105284" text:style-name="L25">
        <text:list-item>
          <text:p text:style-name="P38">REVIEW </text:p>
        </text:list-item>
        <text:list-item>
          <text:p text:style-name="P38">TASK-1 : <text:s/>M-13</text:p>
          <text:list>
            <text:list-item>
              <text:p text:style-name="P38">#7<text:tab/>“由于在本发明的每一步骤之后”</text:p>
            </text:list-item>
            <text:list-item>
              <text:p text:style-name="P38">==&gt; comp</text:p>
              <text:list>
                <text:list-item>
                  <text:p text:style-name="P38"><text:span text:style-name="T4">#_ </text:span>text file</text:p>
                  <text:list>
                    <text:list-item>
                      <text:p text:style-name="P38">add ==&gt; datetime</text:p>
                    </text:list-item>
                  </text:list>
                </text:list-item>
                <text:list-item>
                  <text:p text:style-name="P38"><text:soft-page-break/><text:span text:style-name="T4">#_ </text:span>sheet</text:p>
                  <text:list>
                    <text:list-item>
                      <text:p text:style-name="P38">enter : “ended” datetime</text:p>
                    </text:list-item>
                    <text:list-item>
                      <text:p text:style-name="P38">change color : <text:span text:style-name="T6">黄色４</text:span></text:p>
                    </text:list-item>
                  </text:list>
                </text:list-item>
                <text:list-item>
                  <text:p text:style-name="P51">sheet : 37#23_11.[CO2].[admin].ods : tab “4_memos”</text:p>
                  <text:list>
                    <text:list-item>
                      <text:p text:style-name="P51">add new info</text:p>
                      <text:list>
                        <text:list-item>
                          <text:p text:style-name="P51">method</text:p>
                        </text:list-item>
                      </text:list>
                    </text:list-item>
                  </text:list>
                </text:list-item>
                <text:list-item>
                  <text:p text:style-name="P51">documentation</text:p>
                  <text:list>
                    <text:list-item>
                      <text:p text:style-name="P51">what found </text:p>
                    </text:list-item>
                    <text:list-item>
                      <text:p text:style-name="P51">questions</text:p>
                      <text:list>
                        <text:list-item>
                          <text:p text:style-name="P51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51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5232745" text:continue-numbering="true" text:style-name="L25">
          <text:list-item>
            <text:list>
              <text:list-item>
                <text:p text:style-name="P38">#3</text:p>
                <text:list>
                  <text:list-item>
                    <text:p text:style-name="P38">adsorption<text:tab/>:w</text:p>
                  </text:list-item>
                </text:list>
              </text:list-item>
              <text:list-item>
                <text:p text:style-name="P38">#4</text:p>
                <text:list>
                  <text:list-item>
                    <text:p text:style-name="P38">one-millionth of a metre</text:p>
                    <text:list>
                      <text:list-item>
                        <text:p text:style-name="P38">==&gt; <office:annotation office:name="__Annotation__20261_982960151"><dc:creator>iwabuchi ken</dc:creator><dc:date>2020-05-17T18:12:49.07</dc:date><text:p text:style-name="P78"><text:span text:style-name="T9">https://ja.wikipedia.org/wiki/</text:span><text:span text:style-name="T9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237837" text:continue-numbering="true" text:style-name="L25">
        <text:list-item>
          <text:list>
            <text:list-item>
              <text:p text:style-name="P51">documentation</text:p>
              <text:list>
                <text:list-item>
                  <text:p text:style-name="P51">what found </text:p>
                </text:list-item>
                <text:list-item>
                  <text:p text:style-name="P51">questions</text:p>
                  <text:list>
                    <text:list-item>
                      <text:p text:style-name="P51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51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2324460346117494495" text:style-name="L26">
        <text:list-item>
          <text:p text:style-name="P62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4680275956511955387" text:style-name="L27">
        <text:list-item>
          <text:p text:style-name="P39">REVIEW </text:p>
        </text:list-item>
        <text:list-item>
          <text:p text:style-name="P39">TASK-1 : M-15,n</text:p>
        </text:list-item>
      </text:list>
      <text:section text:style-name="Sect1" text:name="セクション3">
        <text:list xml:id="list35260186" text:continue-numbering="true" text:style-name="L27">
          <text:list-item>
            <text:list>
              <text:list-item>
                <text:p text:style-name="P39">read</text:p>
                <text:list>
                  <text:list-item>
                    <text:p text:style-name="P39">#1</text:p>
                  </text:list-item>
                  <text:list-item>
                    <text:p text:style-name="P39">#2</text:p>
                  </text:list-item>
                  <text:list-item>
                    <text:p text:style-name="P39">#3</text:p>
                  </text:list-item>
                  <text:list-item>
                    <text:p text:style-name="P39">#4</text:p>
                  </text:list-item>
                  <text:list-item>
                    <text:p text:style-name="P39">#5</text:p>
                  </text:list-item>
                </text:list>
              </text:list-item>
            </text:list>
          </text:list-item>
        </text:list>
      </text:section>
      <text:list xml:id="list35246005" text:continue-numbering="true" text:style-name="L27">
        <text:list-item>
          <text:list>
            <text:list-item>
              <text:p text:style-name="P39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5238940" text:continue-numbering="true" text:style-name="L27">
        <text:list-item>
          <text:p text:style-name="P39">TASK-2 : M-16,n<text:tab/>/ :d-2</text:p>
          <text:list>
            <text:list-item>
              <text:p text:style-name="P39">read</text:p>
              <text:list>
                <text:list-item>
                  <text:p text:style-name="P39">#1</text:p>
                  <text:list>
                    <text:list-item>
                      <text:p text:style-name="P39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39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5262269" text:continue-numbering="true" text:style-name="L27">
        <text:list-item>
          <text:list>
            <text:list-item>
              <text:p text:style-name="P39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5249173" text:continue-numbering="true" text:style-name="L27">
        <text:list-item>
          <text:list>
            <text:list-item>
              <text:p text:style-name="P39"/>
            </text:list-item>
          </text:list>
        </text:list-item>
      </text:list>
      <text:p text:style-name="P4"/>
      <text:p text:style-name="P4">[next] </text:p>
      <text:list xml:id="list4408969829754729962" text:style-name="L28">
        <text:list-item>
          <text:p text:style-name="P40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5889155415394667037" text:style-name="L29">
        <text:list-item>
          <text:p text:style-name="P41">REVIEW </text:p>
        </text:list-item>
        <text:list-item>
          <text:p text:style-name="P41">TASK-1 : <text:span text:style-name="T3">https://duckduckgo.com/?ia=web<text:tab/>split CO2</text:span></text:p>
          <text:list>
            <text:list-item>
              <text:p text:style-name="P41">FOUND</text:p>
              <text:list>
                <text:list-item>
                  <text:p text:style-name="P41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4579180989039000779" text:style-name="L30">
        <text:list-item>
          <text:p text:style-name="P63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4637564415417344850" text:style-name="L31">
        <text:list-item>
          <text:p text:style-name="P42">REVIEW </text:p>
        </text:list-item>
        <text:list-item>
          <text:p text:style-name="P42">TASK-1 : M-20 ==&gt; read</text:p>
        </text:list-item>
      </text:list>
      <text:section text:style-name="Sect1" text:name="セクション4">
        <text:list xml:id="list35239268" text:continue-numbering="true" text:style-name="L31">
          <text:list-item>
            <text:list>
              <text:list-item>
                <text:p text:style-name="P42">#1<text:tab/>Solar thermochemical splitting of CO2</text:p>
              </text:list-item>
              <text:list-item>
                <text:p text:style-name="P42">#2</text:p>
              </text:list-item>
              <text:list-item>
                <text:p text:style-name="P42">#4</text:p>
                <text:list>
                  <text:list-item>
                    <text:p text:style-name="P42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5232428" text:continue-numbering="true" text:style-name="L31">
        <text:list-item>
          <text:list>
            <text:list-item>
              <text:p text:style-name="P42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6423223427640267410" text:style-name="L32">
              <text:list-item>
                <text:p text:style-name="P74">Sabatier reaction ==&gt; CO2 to CH4</text:p>
                <text:list>
                  <text:list-item>
                    <text:p text:style-name="P74">400 (C) + pressure</text:p>
                  </text:list-item>
                </text:list>
              </text:list-item>
              <text:list-item>
                <text:p text:style-name="P74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5243313" text:continue-list="list35232428" text:style-name="L31">
        <text:list-item>
          <text:p text:style-name="P42">TASK-2 : MEMO-2 : 炭酸塩固定</text:p>
          <text:list>
            <text:list-item>
              <text:p text:style-name="P42">T-2.1 : search ==&gt; S-5</text:p>
              <text:list>
                <text:list-item>
                  <text:p text:style-name="P4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68140000021588893" text:style-name="L33">
        <text:list-item>
          <text:p text:style-name="P43">TASK : M-22.1 (cont.)</text:p>
          <text:list>
            <text:list-item>
              <text:p text:style-name="P43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3609236200994269513" text:style-name="L34">
        <text:list-item>
          <text:p text:style-name="P44">REVIEW </text:p>
        </text:list-item>
        <text:list-item>
          <text:p text:style-name="P44">TASK-1 : M-22.1 (cont.) / :d-1</text:p>
        </text:list-item>
      </text:list>
      <text:section text:style-name="Sect1" text:name="セクション5">
        <text:list xml:id="list35253452" text:continue-numbering="true" text:style-name="L34">
          <text:list-item>
            <text:list>
              <text:list-item>
                <text:p text:style-name="P44">#2</text:p>
                <text:list>
                  <text:list-item>
                    <text:p text:style-name="P44">pHスイング<text:tab/>:w</text:p>
                  </text:list-item>
                  <text:list-item>
                    <text:p text:style-name="P44"><text:soft-page-break/>NH4Cl水溶液<text:tab/>:w</text:p>
                  </text:list-item>
                </text:list>
              </text:list-item>
              <text:list-item>
                <text:p text:style-name="P44">#3</text:p>
              </text:list-item>
              <text:list-item>
                <text:p text:style-name="P44">#4</text:p>
              </text:list-item>
              <text:list-item>
                <text:p text:style-name="P44">#5</text:p>
              </text:list-item>
              <text:list-item>
                <text:p text:style-name="P44">#6</text:p>
                <text:list>
                  <text:list-item>
                    <text:p text:style-name="P44">CO2鉱物化<text:tab/>:w</text:p>
                  </text:list-item>
                  <text:list-item>
                    <text:p text:style-name="P44"/>
                  </text:list-item>
                </text:list>
              </text:list-item>
            </text:list>
          </text:list-item>
        </text:list>
      </text:section>
      <text:list xml:id="list35233270" text:continue-numbering="true" text:style-name="L34">
        <text:list-item>
          <text:list>
            <text:list-item>
              <text:p text:style-name="P44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5256901" text:continue-numbering="true" text:style-name="L34">
        <text:list-item>
          <text:list>
            <text:list-item>
              <text:p text:style-name="P52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5233504" text:continue-numbering="true" text:style-name="L34">
        <text:list-item>
          <text:p text:style-name="P52">TASK-2 : view pages</text:p>
          <text:list>
            <text:list-item>
              <text:list>
                <text:list-item>
                  <text:p text:style-name="P44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4">二酸化炭素の海洋隔離に伴う環境影響予測技術開発（第Ⅰ～Ⅱ編） ==&gt; to material list</text:p>
                    </text:list-item>
                    <text:list-item>
                      <text:p text:style-name="P44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5236265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4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3</text:p>
          <text:list>
            <text:list-item>
              <text:p text:style-name="P44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4138163352042861249" text:style-name="L35">
        <text:list-item>
          <text:p text:style-name="P68"><text:soft-page-break/>「ジオリアクター」　=&gt;　調査、もういい。</text:p>
        </text:list-item>
        <text:list-item>
          <text:p text:style-name="P64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378411583970917697" text:style-name="L36">
        <text:list-item>
          <text:p text:style-name="P45">REVIEW </text:p>
        </text:list-item>
        <text:list-item>
          <text:p text:style-name="P45">TASK-1 : S-7 ==&gt; co2 conversion to methane</text:p>
          <text:list>
            <text:list-item>
              <text:p text:style-name="P45"><text:span text:style-name="T6">M-23<text:tab/><text:tab/>:d-1</text:span></text:p>
            </text:list-item>
          </text:list>
        </text:list-item>
      </text:list>
      <text:section text:style-name="Sect2" text:name="セクション6">
        <text:list xml:id="list35254262" text:continue-numbering="true" text:style-name="L36">
          <text:list-item>
            <text:list>
              <text:list-item>
                <text:list>
                  <text:list-item>
                    <text:p text:style-name="P45"><text:span text:style-name="T6">#1</text:span></text:p>
                  </text:list-item>
                  <text:list-item>
                    <text:p text:style-name="P45">#2</text:p>
                  </text:list-item>
                  <text:list-item>
                    <text:p text:style-name="P45">#3</text:p>
                    <text:list>
                      <text:list-item>
                        <text:p text:style-name="P45">two-pot procedure<text:tab/>:w</text:p>
                      </text:list-item>
                    </text:list>
                  </text:list-item>
                  <text:list-item>
                    <text:p text:style-name="P45">#4</text:p>
                    <text:list>
                      <text:list-item>
                        <text:p text:style-name="P45">water oxidation :w</text:p>
                      </text:list-item>
                    </text:list>
                  </text:list-item>
                  <text:list-item>
                    <text:p text:style-name="P45">#5</text:p>
                    <text:list>
                      <text:list-item>
                        <text:p text:style-name="P45">gas diffusion electrode<text:tab/>:w</text:p>
                      </text:list-item>
                    </text:list>
                  </text:list-item>
                  <text:list-item>
                    <text:p text:style-name="P45">#6</text:p>
                    <text:list>
                      <text:list-item>
                        <text:p text:style-name="P45">impurities<text:tab/>:w</text:p>
                      </text:list-item>
                      <text:list-item>
                        <text:p text:style-name="P45">Catalyst poisoning :w</text:p>
                      </text:list-item>
                    </text:list>
                  </text:list-item>
                  <text:list-item>
                    <text:p text:style-name="P45">#7</text:p>
                    <text:list>
                      <text:list-item>
                        <text:p text:style-name="P45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239892" text:continue-numbering="true" text:style-name="L36">
        <text:list-item>
          <text:list>
            <text:list-item>
              <text:list>
                <text:list-item>
                  <text:p text:style-name="P45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5251168" text:continue-numbering="true" text:style-name="L36">
        <text:list-item>
          <text:list>
            <text:list-item>
              <text:list>
                <text:list-item>
                  <text:p text:style-name="P4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45039862632548585" text:style-name="L37">
        <text:list-item>
          <text:p text:style-name="P65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>@@@</text:p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XXX</text:p>
      <text:p text:style-name="P5"/>
      <text:p text:style-name="P4">[do] <text:span text:style-name="T4">#_ </text:span></text:p>
      <text:list xml:id="list871334737168817174" text:style-name="L40">
        <text:list-item>
          <text:p text:style-name="P46">REVIEW </text:p>
        </text:list-item>
        <text:list-item>
          <text:p text:style-name="P46">TASK-1</text:p>
        </text:list-item>
        <text:list-item>
          <text:p text:style-name="P46"><text:soft-page-break/>came to know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/>
          </table:table-cell>
        </table:table-row>
        <table:table-row>
          <table:table-cell table:style-name="表15.A2" office:value-type="float" office:value="2">
            <text:p text:style-name="P16">2</text:p>
          </table:table-cell>
          <table:table-cell table:style-name="表15.B2" office:value-type="string">
            <text:p text:style-name="P18"/>
          </table:table-cell>
        </table:table-row>
      </table:table>
      <text:list xml:id="list35232003" text:continue-numbering="true" text:style-name="L40">
        <text:list-item>
          <text:p text:style-name="P46"/>
        </text:list-item>
      </text:list>
      <text:p text:style-name="P4"/>
      <text:p text:style-name="P4">[next]</text:p>
      <text:list xml:id="list3829410928159852758" text:style-name="L41">
        <text:list-item>
          <text:p text:style-name="P67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5242300" text:continue-list="list35232003" text:style-name="L40">
        <text:list-item>
          <text:p text:style-name="P46">REVIEW </text:p>
        </text:list-item>
        <text:list-item>
          <text:p text:style-name="P46">TASK-1</text:p>
        </text:list-item>
        <text:list-item>
          <text:p text:style-name="P46">came to know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/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/>
          </table:table-cell>
        </table:table-row>
      </table:table>
      <text:list xml:id="list35247980" text:continue-numbering="true" text:style-name="L40">
        <text:list-item>
          <text:p text:style-name="P46"/>
        </text:list-item>
      </text:list>
      <text:p text:style-name="P4"/>
      <text:p text:style-name="P4">[next]</text:p>
      <text:list xml:id="list7360203963794581029" text:style-name="L38">
        <text:list-item>
          <text:p text:style-name="P66"><text:soft-page-break/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><text:soft-page-break/></text:p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5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49151668060057361" text:style-name="L39">
              <text:list-item>
                <text:p text:style-name="P76">C/P</text:p>
              </text:list-item>
              <text:list-item>
                <text:p text:style-name="P76">change</text:p>
                <text:list>
                  <text:list-item>
                    <text:p text:style-name="P7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2T15:03:10.80</dc:date>
    <dc:creator>iwabuchi ken</dc:creator>
    <meta:editing-duration>PT22H15M2S</meta:editing-duration>
    <meta:editing-cycles>128</meta:editing-cycles>
    <meta:generator>OpenOffice/4.1.3$Win32 OpenOffice.org_project/413m1$Build-9783</meta:generator>
    <meta:document-statistic meta:table-count="15" meta:image-count="0" meta:object-count="0" meta:page-count="30" meta:paragraph-count="558" meta:word-count="3114" meta:character-count="15894"/>
  </office:meta>
</office:document-meta>
</file>